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100108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מרכז יום לקשיש תשושי נפש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גרשון מן 1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8"/>9503890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שאול כהן <text:s text:c="4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מפסק זרם חירום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<text:s/>בצד המזרחי של ה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דפנה בן שלום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9220182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אול כהן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82452560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אוכלוסייה במבנה מבוגרים תשושי נפש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8:59:00</meta:creation-date>
    <dc:creator>מיכאל נפתלייב</dc:creator>
    <dc:date>2013-08-15T08:59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48" meta:word-count="130" meta:character-count="1188"/>
    <meta:generator>OpenOffice/4.0.1$Win32 OpenOffice.org_project/401m5$Build-9714</meta:generator>
  </office:meta>
</office:document-meta>
</file>